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3cm" svg:height="0.781cm" draw:transform="rotate (-1.55264490257416) translate (3.9244592147506cm 3.4281831062394cm)" svg:viewBox="0 0 4431 782" svg:d="M137 704c340 30 1215 68 1935 76 720 9 1948-16 2322-21 128 3-114-706-225-710-337-13-909 100-1747 110-836 10-2012-85-2368-159-120-16-17 694 83 704z">
          <text:p/>
        </draw:path>
        <draw:path draw:style-name="gr1" draw:text-style-name="P1" draw:layer="layout" svg:width="0.903cm" svg:height="0.661cm" draw:transform="rotate (-2.15757602131539) translate (4.0778244404371cm 7.5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2.289cm" svg:height="4.982cm" draw:transform="skewX (-0.000698131700797764) rotate (-2.84453761490036) translate (6.8238301039246cm 7.6069680819276cm)" svg:viewBox="0 0 2290 4983" svg:d="M2289 4479c-87-184-682-1636-891-2331-210-695-585-1762-642-2119-24-150-786 328-755 461 64 281 464 1385 769 2304 306 919 628 1764 771 2159 59 164 776-388 748-474z">
          <text:p/>
        </draw:path>
        <draw:path draw:style-name="gr1" draw:text-style-name="P1" draw:layer="layout" svg:width="4.439cm" svg:height="0.895cm" draw:transform="skewX (-0.00069813170079773) rotate (-1.62472700068152) translate (6.96833141520431cm 3.090006156091cm)" svg:viewBox="0 0 4440 896" svg:d="M427 895c234-29 875-213 1991-250 1118-38 1565 87 1941 82 130 1 109-660-101-691-347-50-1031-43-1974-10-943 35-1901 130-2182 176-284 47 91 721 325 693z">
          <text:p/>
        </draw:path>
        <draw:path draw:style-name="gr1" draw:text-style-name="P1" draw:layer="layout" svg:width="0.903cm" svg:height="0.66cm" draw:transform="skewX (0.00122173047639598) rotate (-2.15652882376419) translate (4.05570697154199cm 3.41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9) rotate (-2.1556561591382) translate (6.8854573185944cm 3.1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9) rotate (-2.1556561591382) translate (6.8404573185944cm 7.234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48cm" svg:height="1.669cm" svg:x="4.351cm" svg:y="7.715cm" svg:viewBox="0 0 949 1670" svg:d="M949 139c-9 270-268 1189-439 1421-171 233-582 59-499-199s222-907 232-1114c10-208 716-378 706-108z">
          <text:p/>
        </draw:path>
        <draw:path draw:style-name="gr1" draw:text-style-name="P1" draw:layer="layout" svg:width="0.903cm" svg:height="0.661cm" draw:transform="skewX (0.00244346095279214) rotate (-2.1556561591382) translate (5.42630699928381cm 7.82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835cm" svg:height="0.55cm" draw:transform="rotate (-2.1561797579138) translate (5.09765430140249cm 8.91900763459811cm)" svg:viewBox="0 0 836 551" svg:d="M434 549c171-16 339-143 390-250 50-109-64-201-193-255-130-52-268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38:31.928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